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list-style-name="L3">
      <style:paragraph-properties fo:text-align="start" style:justify-single-word="false"/>
    </style:style>
    <style:style style:name="P6" style:family="paragraph" style:parent-style-name="Standard" style:list-style-name="L6">
      <style:paragraph-properties fo:text-align="start" style:justify-single-word="false"/>
    </style:style>
    <style:style style:name="P7" style:family="paragraph" style:parent-style-name="Standard" style:list-style-name="L14">
      <style:paragraph-properties fo:text-align="start" style:justify-single-word="false"/>
    </style:style>
    <style:style style:name="P8" style:family="paragraph" style:parent-style-name="Standard" style:list-style-name="L8">
      <style:paragraph-properties fo:text-align="start" style:justify-single-word="false"/>
      <style:text-properties fo:font-weight="normal" style:font-weight-asian="normal" style:font-weight-complex="normal"/>
    </style:style>
    <style:style style:name="P9" style:family="paragraph" style:parent-style-name="Standard" style:list-style-name="L9">
      <style:paragraph-properties fo:text-align="start" style:justify-single-word="false"/>
      <style:text-properties fo:font-weight="normal" style:font-weight-asian="normal" style:font-weight-complex="normal"/>
    </style:style>
    <style:style style:name="P10" style:family="paragraph" style:parent-style-name="Standard" style:list-style-name="L23">
      <style:paragraph-properties fo:text-align="start" style:justify-single-word="false"/>
      <style:text-properties fo:font-weight="normal" style:font-weight-asian="normal" style:font-weight-complex="normal"/>
    </style:style>
    <style:style style:name="P11" style:family="paragraph" style:parent-style-name="Standard" style:list-style-name="L6">
      <style:paragraph-properties fo:text-align="start" style:justify-single-word="false"/>
      <style:text-properties style:text-underline-style="none"/>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22">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list-style-name="L6">
      <style:paragraph-properties fo:text-align="start" style:justify-single-word="false"/>
      <style:text-properties style:text-underline-style="solid" style:text-underline-width="auto" style:text-underline-color="font-color"/>
    </style:style>
    <style:style style:name="P23" style:family="paragraph" style:parent-style-name="Standard" style:list-style-name="L9">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4" style:family="paragraph" style:parent-style-name="Standard" style:list-style-name="L22">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5" style:family="paragraph" style:parent-style-name="Standard" style:list-style-name="L22">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EEN SPEED TEMPLATE</text:p>
      <text:p text:style-name="P3"/>
      <text:p text:style-name="P3">This template is pretty straight forward as far as what needs to be inserted into it in order for it to work properly. Each page section will provide a list of what you need to get started as well as what needs to be updated for each page to work correctly.</text:p>
      <text:p text:style-name="P1"/>
      <text:p text:style-name="P1">Developer instructions for the green speed template:</text:p>
      <text:p text:style-name="P2"/>
      <text:list xml:id="list2293465383791054866" text:style-name="L3">
        <text:list-item>
          <text:p text:style-name="P5"><text:span text:style-name="T1">INDEX.HTML:</text:span></text:p>
        </text:list-item>
      </text:list>
      <text:list xml:id="list1203819203506927111" text:style-name="L6">
        <text:list-item>
          <text:list>
            <text:list-item>
              <text:p text:style-name="P6"><text:span text:style-name="T3">What you need:</text:span></text:p>
              <text:list>
                <text:list-item>
                  <text:p text:style-name="P11"><text:span text:style-name="T4">Client domain URL.</text:span></text:p>
                </text:list-item>
                <text:list-item>
                  <text:p text:style-name="P11"><text:span text:style-name="T4">Google Analytics UA number from Christy (or whomever is responsible for SEO now).</text:span></text:p>
                </text:list-item>
              </text:list>
            </text:list-item>
            <text:list-item>
              <text:p text:style-name="P22"><text:span text:style-name="T4">Getting Started:</text:span></text:p>
              <text:list>
                <text:list-item>
                  <text:p text:style-name="P11"><text:span text:style-name="T4">Find the line (line 30): ga('create', 'UA-XXXX-Y', 'auto'); <text:s/><text:line-break/>Replace the <text:s/>UA-XXXX-Y section with the UA number given to you.</text:span></text:p>
                </text:list-item>
                <text:list-item>
                  <text:p text:style-name="P11"><text:span text:style-name="T4">Find the line (line 107): "testURL":"http://app.sporks.zoovy.com/", //used ONLY if protocol is file: (for testing)<text:line-break/>Replace the URL with the URL of your client's domain. It is highly recommended that you make a testing subdomain for testing/troubleshooting before pushing this app live.</text:span></text:p>
                </text:list-item>
              </text:list>
            </text:list-item>
          </text:list>
        </text:list-item>
      </text:list>
      <text:list xml:id="list35342018" text:continue-list="list2293465383791054866" text:style-name="L3">
        <text:list-item>
          <text:p text:style-name="P5"><text:span text:style-name="T1">HEADER:</text:span></text:p>
        </text:list-item>
      </text:list>
      <text:list xml:id="list2031318540563148565" text:style-name="L8">
        <text:list-item>
          <text:list>
            <text:list-item>
              <text:p text:style-name="P8"><text:span text:style-name="T2">What you need:</text:span></text:p>
              <text:list>
                <text:list-item>
                  <text:p text:style-name="P13"><text:span text:style-name="T5">Your client logo image. This should not be larger than 360px wide by 80 high(non-optional) without requiring tailoring of the header styles.</text:span></text:p>
                </text:list-item>
              </text:list>
            </text:list-item>
            <text:list-item>
              <text:p text:style-name="P13"><text:span text:style-name="T2">Getting started:</text:span></text:p>
              <text:list>
                <text:list-item>
                  <text:p text:style-name="P13"><text:span text:style-name="T5">Drop the image into the main folder for this app.</text:span></text:p>
                </text:list-item>
                <text:list-item>
                  <text:p text:style-name="P13"><text:span text:style-name="T5">Find the line (line 161): &lt;a href='#!home'&gt;</text:span></text:p>
                  <text:p text:style-name="P13"><text:span text:style-name="T5"><text:tab/><text:tab/><text:tab/>YOUR LOGO GOES HERE</text:span></text:p>
                  <text:p text:style-name="P13"><text:span text:style-name="T5"><text:tab/><text:tab/><text:tab/>&lt;!-- ::: YOUR LOGO GOES HERE ::: --&gt;</text:span></text:p>
                  <text:p text:style-name="P13"><text:span text:style-name="T5"><text:tab/><text:tab/><text:tab/>&lt;/a&gt; <text:line-break/>Replace All commenting and the YOUR LOGO GOES HERE with a proper &lt;img&gt; tag along with the href of the image. This can be tested locally to make sure the logo is appearing correctly.</text:span></text:p>
                </text:list-item>
              </text:list>
            </text:list-item>
          </text:list>
        </text:list-item>
      </text:list>
      <text:list xml:id="list35347129" text:continue-list="list35342018" text:style-name="L3">
        <text:list-item>
          <text:p text:style-name="P5"><text:span text:style-name="T1">HOMEPAGE:</text:span></text:p>
        </text:list-item>
      </text:list>
      <text:list xml:id="list7115201681442466650" text:style-name="L9">
        <text:list-item>
          <text:list>
            <text:list-item>
              <text:p text:style-name="P9"><text:span text:style-name="T2">What you need:</text:span></text:p>
              <text:list>
                <text:list-item>
                  <text:p text:style-name="P14"><text:span text:style-name="T5">Main banner image. By default, this is only a single banner but you can upgrade it to use a carousel to scroll across many banners. Ideally we want multiple resolutions of this image in order to properly display it at any resolution range. Use firefox's responsive tools to determine what resolutions you will for this. If multiple images cannot be obtained, this banner image will have to be hidden for smaller resolutions. </text:span></text:p>
                </text:list-item>
                <text:list-item>
                  <text:p text:style-name="P14"><text:span text:style-name="T5">A custom list for products to be displayed in the carousel to the right of the main banner. </text:span></text:p>
                </text:list-item>
                <text:list-item>
                  <text:p text:style-name="P14"><text:span text:style-name="T5">Another custom or short category for products displayed directly below the banner.</text:span></text:p>
                </text:list-item>
              </text:list>
            </text:list-item>
            <text:list-item>
              <text:p text:style-name="P23"><text:span text:style-name="T5">Getting started:</text:span></text:p>
              <text:list>
                <text:list-item>
                  <text:p text:style-name="P14"><text:span text:style-name="T5">For the main banner image, there are 2 different approaches depending on whether you can obtain multiple banner sizes or if you could only secure 1 banner.</text:span></text:p>
                  <text:list>
                    <text:list-item>
                      <text:p text:style-name="P14"><text:span text:style-name="T5">For multiple images: </text:span></text:p>
                    </text:list-item>
                  </text:list>
                </text:list-item>
              </text:list>
            </text:list-item>
          </text:list>
        </text:list-item>
      </text:list>
      <text:list xml:id="list6823890520539597056" text:style-name="L10">
        <text:list-item>
          <text:p text:style-name="P15"><text:span text:style-name="T5">Find line (line 322): &lt;div class="mainBanner"&gt;&lt;p </text:span><text:soft-page-break/><text:span text:style-name="T5">class="homepagePlaceholder"&gt;Main banner goes here.&lt;/p&gt;&lt;!-- banner can go here --&gt;&lt;/div&gt;<text:line-break/>Remove the place holder p element and commenting. Replace it with an image element for every banner resolution. </text:span></text:p>
        </text:list-item>
        <text:list-item>
          <text:p text:style-name="P15"><text:span text:style-name="T5">Assign a unique class to each image, as this will be required for the responsive design to work its magic. </text:span></text:p>
        </text:list-item>
        <text:list-item>
          <text:p text:style-name="P15"><text:span text:style-name="T5">Find the largest resolution of these images. This is your “default” banner. This will be the ONLY banner that does not contain the class displayNone. For every other banner image, include the class displayNone in the element.</text:span></text:p>
        </text:list-item>
        <text:list-item>
          <text:p text:style-name="P15"><text:span text:style-name="T5">Find the minimum screen resolution that the largest banner can still all appear on the app before the product slideshow is either forced down below the banner OR part of the banner is cut off. This will be where min-width value will be needed for your responsive design. </text:span></text:p>
        </text:list-item>
        <text:list-item>
          <text:p text:style-name="P15">In the CSS, look for a line like this: @media only screen and (min-width: [insert min width value from step above]) {<text:line-break/>If this line does not exist, add it. If it does, use this existing media query. Add the class of the next largest resolution banner image. Add a display:block; to the class.</text:p>
        </text:list-item>
        <text:list-item>
          <text:p text:style-name="P15">Add all of the other banner resolution image classes to this media query and set them all to display:none; .</text:p>
        </text:list-item>
        <text:list-item>
          <text:p text:style-name="P15">Repeat steps 4 - 6 for each resolution image until every image is accounted for. </text:p>
        </text:list-item>
        <text:list-item>
          <text:p text:style-name="P15">TEST using firefox's responsive view to make sure each image is switching properly at the correct resolution and that nothing funky is happening at any point.</text:p>
        </text:list-item>
      </text:list>
      <text:list xml:id="list7914891815732710188" text:style-name="L13">
        <text:list-item>
          <text:list>
            <text:list-item>
              <text:list>
                <text:list-item>
                  <text:p text:style-name="P16"><text:span text:style-name="T5">For a single image:</text:span></text:p>
                </text:list-item>
              </text:list>
            </text:list-item>
          </text:list>
        </text:list-item>
      </text:list>
      <text:list xml:id="list5301653281909982356" text:style-name="L14">
        <text:list-item>
          <text:p text:style-name="P17"><text:span text:style-name="T5">Find line (line 322): &lt;div class="mainBanner"&gt;&lt;p class="homepagePlaceholder"&gt;Main banner goes here.&lt;/p&gt;&lt;!-- banner can go here --&gt;&lt;/div&gt;<text:line-break/>Remove the place holder p element and commenting. Replace it with an image element for this banner image. Make sure to assign a unique class name to this element.</text:span></text:p>
        </text:list-item>
        <text:list-item>
          <text:p text:style-name="P17"><text:span text:style-name="T5">Using firefox's responsive view, shrink the size of the resolution until the banner starts pushing other elements around (like step 3 with multiple images). This is your min-width value.</text:span></text:p>
        </text:list-item>
        <text:list-item>
          <text:p text:style-name="P7"><text:span text:style-name="T6"><text:s/>In the CSS, look for a line like this: @media only screen and (min-width: [insert min width value from step above]) {<text:line-break/>If this line does not exist, add it. If it does, use this existing media query. Add the class of this element and add a display:none rule to it. This will effectively hide the banner on any resolutions smaller than this minimum size.<text:line-break/>Alternatively, you can also alter the layout of the page below this width to say, move the product carousel below the banner instead to allow the banner to stay up on smaller resolutions. The banner will have to come down for any resolutions smaller than the width of the banner but it is atleast available for a larger range of resolutions. Use your discretion as to which approach is better and will leave the client more satisfied with the end result. </text:span></text:p>
        </text:list-item>
      </text:list>
      <text:list xml:id="list3376280933277476675" text:style-name="L17">
        <text:list-item>
          <text:list>
            <text:list-item>
              <text:list>
                <text:list-item>
                  <text:p text:style-name="P18"><text:span text:style-name="T5">For your product carousel, perform the following:</text:span></text:p>
                </text:list-item>
              </text:list>
            </text:list-item>
          </text:list>
        </text:list-item>
      </text:list>
      <text:list xml:id="list6126316632519228097" text:style-name="L19">
        <text:list-item>
          <text:list>
            <text:list-item>
              <text:list>
                <text:list-item>
                  <text:p text:style-name="P19"><text:span text:style-name="T5">Find line (line 324): &lt;p class="homepagePlaceholder" data-tlc="bind $var '.@products'; if (is $var --notblank;) {{apply --hide;}};"&gt;Product carousel goes here.&lt;/p&gt;<text:line-break/></text:span><text:soft-page-break/><text:span text:style-name="T5">delete this entire line as it is just a placeholder.</text:span></text:p>
                </text:list-item>
                <text:list-item>
                  <text:p text:style-name="P19"><text:span text:style-name="T5">Go to line directly below the the one you just deleted. Find the section of code that looks like this: data-tlc="bind $var '.@products';<text:line-break/>replace .@products with the name of your custom list (I.E. .$app_best_sellers.@products).</text:span></text:p>
                </text:list-item>
                <text:list-item>
                  <text:p text:style-name="P19"><text:span text:style-name="T5">Test this locally immediately to make sure the list is being rendered in the carousel and that there are no issues.</text:span></text:p>
                </text:list-item>
              </text:list>
            </text:list-item>
          </text:list>
        </text:list-item>
      </text:list>
      <text:list xml:id="list35361851" text:continue-list="list3376280933277476675" text:style-name="L17">
        <text:list-item>
          <text:list>
            <text:list-item>
              <text:list>
                <text:list-item>
                  <text:p text:style-name="P18"><text:span text:style-name="T5">For the product list below the banner, perform the following:</text:span></text:p>
                </text:list-item>
              </text:list>
            </text:list-item>
          </text:list>
        </text:list-item>
      </text:list>
      <text:list xml:id="list5783471666439662987" text:style-name="L20">
        <text:list-item>
          <text:list>
            <text:list-item>
              <text:list>
                <text:list-item>
                  <text:p text:style-name="P20"><text:span text:style-name="T5">Fine line (line334): &lt;p data-tlc="bind $var '.$app_best_sellers.@products'; if (is $var --notblank;) {{apply --hide;}};"&gt;BEST SELLERS&lt;/p&gt;<text:line-break/>Replace .$app_best_sellers.@products with the name of your list/category you want to use for this product list. Also change the text here to whatever the list is called. Bestsellers is just the default for this.</text:span></text:p>
                </text:list-item>
                <text:list-item>
                  <text:p text:style-name="P20"><text:span text:style-name="T5">The line below the line in the step above, replace .$app_best_sellers.@products with the same category/list item you inserted into the above line as well.</text:span></text:p>
                </text:list-item>
                <text:list-item>
                  <text:p text:style-name="P20"><text:span text:style-name="T5">Test this immediately in local to make sure the products are rendering correctly and that the title for this ONLY shows if there are products for this category/list.</text:span></text:p>
                </text:list-item>
              </text:list>
            </text:list-item>
          </text:list>
        </text:list-item>
      </text:list>
      <text:list xml:id="list35364673" text:continue-list="list35347129" text:style-name="L3">
        <text:list-header>
          <text:p text:style-name="P5"><text:span text:style-name="T1"/></text:p>
        </text:list-header>
        <text:list-item>
          <text:p text:style-name="P5"><text:span text:style-name="T1">COMPANY:</text:span></text:p>
        </text:list-item>
      </text:list>
      <text:list xml:id="list1836500987911636413" text:style-name="L23">
        <text:list-item>
          <text:list>
            <text:list-item>
              <text:p text:style-name="P10"><text:span text:style-name="T2">What you need:</text:span></text:p>
            </text:list-item>
          </text:list>
        </text:list-item>
      </text:list>
      <text:list xml:id="list6961163874411269520" text:style-name="L22">
        <text:list-item>
          <text:list>
            <text:list-item>
              <text:list>
                <text:list-item>
                  <text:p text:style-name="P21"><text:span text:style-name="T5">As a general rule of thumb, the app usually does not pick up the company information data from the backend. As such, you should probably manually enter the information that needs to appear on each page into each template for the company pages. This will require you to get an exact list of content your client wants on each of these individual pages. Once you have this content, you can continue with inserting it into the requisite company page templates.</text:span></text:p>
                </text:list-item>
              </text:list>
            </text:list-item>
            <text:list-item>
              <text:p text:style-name="P24"><text:span text:style-name="T5">Getting started:</text:span></text:p>
              <text:list>
                <text:list-item>
                  <text:p text:style-name="P21"><text:span text:style-name="T5">There really isn't much that needs to be elaborated on here. Take the content the client gives you for a given page, insert it in via whatever elements you feel fit the bill for this. If the client ever wants to change this content, they will need to contact you to change it. As of right now, this is the process by which we are handling this for the foreseeable future.</text:span></text:p>
                </text:list-item>
              </text:list>
            </text:list-item>
          </text:list>
        </text:list-item>
      </text:list>
      <text:p text:style-name="P12"><text:span text:style-name="T5"/></text:p>
      <text:p text:style-name="P12"><text:span text:style-name="T5"/></text:p>
      <text:p text:style-name="P12"><text:span text:style-name="T5"/></text:p>
      <text:list xml:id="list35344514" text:continue-numbering="true" text:style-name="L22">
        <text:list-item>
          <text:p text:style-name="P25"><text:span text:style-name="T5">COMPLETION OF DEVELOPMENT – TESTING PHASE:</text:span></text:p>
          <text:list>
            <text:list-item>
              <text:p text:style-name="P21"><text:span text:style-name="T5">Once you have finished the above tuning, its time to test the entire app. The next list of items is a non-comprehensive list of items to test. Bear in mind that since the app is an ongoing project, there are new features that are added that have to be tested for as they are added. This list also DOES NOT include any of the SEO/routing files that have to added separately after initiation of this app project. Please refer to instructions provided by a senior dev or similarly trained/experienced dev on how to install these files and what needs to be contained in them.</text:span></text:p>
            </text:list-item>
            <text:list-item>
              <text:p text:style-name="P21"><text:span text:style-name="T5">To test this app to make sure it works structurally:</text:span></text:p>
              <text:list>
                <text:list-item>
                  <text:p text:style-name="P21"><text:span text:style-name="T5">Load the app locally.</text:span></text:p>
                </text:list-item>
                <text:list-item>
                  <text:p text:style-name="P21"><text:span text:style-name="T5">On the homepage: Check to make sure every banner is displaying, every carousel is rendering and displaying as it should be, all links including banners and text links are working properly. </text:span></text:p>
                </text:list-item>
                <text:list-item>
                  <text:p text:style-name="P21"><text:soft-page-break/><text:span text:style-name="T5">For testing search: Type in a search keyword and hit enter. It works correctly if products render on the search page and they are solid matches to the keyword. Try a few different keywords to make sure the results are acceptable before writing off this section.</text:span></text:p>
                </text:list-item>
                <text:list-item>
                  <text:p text:style-name="P21"><text:span text:style-name="T5">For testing a category page: Navigate to a category page and check to make sure all product list items are rendering clean visually and navigate properly to the correct product page. Make sure the quickview button comes up when hovered over and that it correctly pulls up quickview when clicked. Make sure category links navigate to the correct sub category when clicked. </text:span></text:p>
                </text:list-item>
                <text:list-item>
                  <text:p text:style-name="P21"><text:span text:style-name="T5">For testing the product page: Make sure all tabs are displaying the correct information in them. Make sure the main product image is correct, rendering, and pops up a zoomed image when clicked. Make sure that the product can be properly added to cart when add to cart button is clicked. Make sure all functional buttons work as they should (read/write review, add to wishlist, etc.).</text:span></text:p>
                </text:list-item>
                <text:list-item>
                  <text:p text:style-name="P21"><text:span text:style-name="T5">For testing cart: make sure all added products are added appropriately to the page and can me updated/removed as needed. Make sure that all navigational buttons are working properly, including the paypal checkout button.</text:span></text:p>
                </text:list-item>
                <text:list-item>
                  <text:p text:style-name="P21"><text:span text:style-name="T5">For testing checkout: Place a few test order by filling out the form. Experiment with various different interactions on checkout to try different methods that customers might attempt to checkout. Pay careful attention to interact that does not occur as it is expected to and jot it down if so. This will be needed to be forwarded to whatever devs handle upgrades so that it can be fixed in the framework as the checkout page is 100% stock and if broken here, is broken in the framework. When a test order is placed, check the client's admin UI to make sure the order properly appears in their order queue and that it has all relevant information in it. Make sure to mark the order as cancelled as well to save the client time down the line with having to figure out if the order is phony or not. </text:span></text:p>
                </text:list-item>
              </text:list>
            </text:list-item>
            <text:list-item>
              <text:p text:style-name="P21"><text:span text:style-name="T5">If all the above criteria is met, your app should be ready for final testing. At this point you will need to upload it to a test domain to be-retested for pretty much everything else (including SEO and analytics tracking) before it is pushed out to the live server. Please have a senior dev of some kind pick through the app and give you a thumbs up before pushing this out to live as this will save you some serious headache and grief from the client for not catching things that break your app. </text:span></text:p>
            </text:list-item>
          </text:list>
        </text:list-item>
      </text:list>
      <text:p text:style-name="P12"><text:span text:style-name="T5"/></text:p>
      <text:p text:style-name="P12"><text:span text:style-name="T5"/></text:p>
      <text:p text:style-name="P12"><text:span text:style-name="T5"/></text:p>
      <text:p text:style-name="P12"><text:span text:style-name="T5"/></text:p>
      <text:p text:style-name="P12"><text:span text:style-name="T5">If you have any questions about this process or any processes involved in building, testing or deploying this app, please contact a senior/experienced developer before continuing to prevent any serious complications from occur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4-08-25T11:08:39.01</meta:creation-date>
    <meta:generator>OpenOffice/4.1.0$Win32 OpenOffice.org_project/410m18$Build-9764</meta:generator>
    <dc:date>2014-08-25T15:19:22.54</dc:date>
    <dc:creator>Clinton Contreras</dc:creator>
    <meta:editing-duration>PT4H10M43S</meta:editing-duration>
    <meta:editing-cycles>2</meta:editing-cycles>
    <meta:document-statistic meta:table-count="0" meta:image-count="0" meta:object-count="0" meta:page-count="4" meta:paragraph-count="64" meta:word-count="1911" meta:character-count="10927"/>
  </office:meta>
</office:document-meta>
</file>